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svg:font-family="arial, helvetica, sans-serif"/>
    <style:font-face style:name="FreeSans1" svg:font-family="FreeSans" style:font-family-generic="swiss"/>
    <style:font-face style:name="FontAwesome" svg:font-family="FontAwesome" style:font-pitch="variable"/>
    <style:font-face style:name="TeX Gyre Termes Math" svg:font-family="'TeX Gyre Termes Math'"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font-name="Bitstream Vera Serif" fo:font-size="12pt" fo:letter-spacing="normal" fo:font-style="normal" fo:font-weight="normal" officeooo:rsid="001b5c21" officeooo:paragraph-rsid="001b5c21"/>
    </style:style>
    <style:style style:name="P2" style:family="paragraph" style:parent-style-name="Standard">
      <style:paragraph-properties fo:text-align="justify" style:justify-single-word="false"/>
      <style:text-properties style:font-name="Bitstream Vera Serif" officeooo:rsid="001b5c21" officeooo:paragraph-rsid="001b5c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kieh Sadat Hashemifar is a 5th year Ph.D. student in Computer Science and Engineering at University at Buffalo. She has an undergraduate degree from Tehran University in 2010 and her masters degree from Sharif University of Technology in 2012, in Computer Science. Her research interests are in robotics, perception, SLAM and multi-robot applications.</text:p>
      <text:p text:style-name="P2"/>
      <text:p text:style-name="P1">Charuvahan Adhivarahan is a 3rd year Ph.D. student in Computer Science and Engineering at University at Buffalo. He received his Master's degree from the University at Buffalo and his Bachelor's degree from Annamalai University in India.  His research interests are in robotics perception and multi-robot coordination. </text:p>
      <text:p text:style-name="P1"/>
      <text:p text:style-name="P1">Anand Balakrishnan is a 1st year Ph.D. student in the Department of Computer Science at the University of Southern California. He completed his undergraduate degree in B.S. Computer Engineering at University at Buffalo, The State University of New York. His current research interests are in safety and validation in autonomous cyber-physical systems.</text:p>
      <text:p text:style-name="P1"/>
      <text:p text:style-name="P1">Karthik Dantu is currently an Assistant Professor in the Department of Computer Science and Engineering at University at Buffalo, The State University of New York. He received his Ph.D. from the University of Southern California in Computer Science and his Bachelors degree from Mysore University in India. His research interests are in sensing and coordination in mobile/robotic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svg:font-family="arial, helvetica, sans-serif"/>
    <style:font-face style:name="FreeSans1" svg:font-family="FreeSans" style:font-family-generic="swiss"/>
    <style:font-face style:name="FontAwesome" svg:font-family="FontAwesome" style:font-pitch="variable"/>
    <style:font-face style:name="TeX Gyre Termes Math" svg:font-family="'TeX Gyre Termes Math'"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01:03.811439861</meta:creation-date>
    <dc:date>2019-01-31T15:15:15.343930992</dc:date>
    <meta:editing-duration>PT4M1S</meta:editing-duration>
    <meta:editing-cycles>1</meta:editing-cycles>
    <meta:document-statistic meta:table-count="0" meta:image-count="0" meta:object-count="0" meta:page-count="1" meta:paragraph-count="4" meta:word-count="209" meta:character-count="1411" meta:non-whitespace-character-count="1204"/>
    <meta:generator>LibreOffice/5.1.6.2$Linux_X86_64 LibreOffice_project/10m0$Build-2</meta:generator>
  </office:meta>
</office:document-meta>
</file>